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Visualiza Layout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 do<text:s/></text:span><text:span text:style-name="T11">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0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<text:s/>Visualiza Layout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07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Visualiza Layout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a atividade: Link “Atrações” / “Visualizar Sessões” / sessão / “Enviar”; O Sistema está permitindo que o usuário visualize o layout da sala para escolha do assento sem nenhum ingresso selecionado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Médi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1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0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 Visualiza Layou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3T11:58:00Z</meta:creation-date>
    <dc:date>2015-06-03T13:09:00Z</dc:date>
    <meta:template xlink:href="Normal" xlink:type="simple"/>
    <meta:editing-cycles>16</meta:editing-cycles>
    <meta:editing-duration>PT2460S</meta:editing-duration>
    <meta:document-statistic meta:page-count="2" meta:paragraph-count="2" meta:word-count="180" meta:character-count="1150" meta:row-count="8" meta:non-whitespace-character-count="972"/>
  </office:meta>
</office:document-meta>
</file>